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21.59mm" svg:y="1mm">
            <draw:object draw:notify-on-update-of-ranges="data.A1:data.A100 data.B1:data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281" calcext:value-type="float">
            <text:p>828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818" calcext:value-type="float">
            <text:p>781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JP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11:53:44.670008534</dc:date>
    <meta:editing-duration>PT3M13S</meta:editing-duration>
    <meta:editing-cycles>1</meta:editing-cycles>
    <meta:document-statistic meta:table-count="1" meta:cell-count="2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4cm" svg:y="4.148cm" style:legend-expansion="high" chart:style-name="ch2"/>
        <chart:plot-area chart:style-name="ch3" table:cell-range-address="data.A1:data.B100" chart:data-source-has-labels="column" svg:x="0.32cm" svg:y="0.18cm" svg:width="13.844cm" svg:height="8.64cm">
          <chartooo:coordinate-region svg:x="1.312cm" svg:y="0.332cm" svg:width="12.852cm" svg:height="7.443cm"/>
          <chart:axis chart:dimension="x" chart:name="primary-x" chart:style-name="ch4" chartooo:axis-type="auto">
            <chartooo:date-scale/>
            <chart:categories table:cell-range-address="data.A1:data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1:data.B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1:data.A100</svg:desc>
                </draw:g>
              </table:table-cell>
              <table:table-cell office:value-type="float" office:value="0">
                <text:p>0</text:p>
                <draw:g>
                  <svg:desc>data.B1:data.B100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7031">
                <text:p>703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